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C000002FB1C77DBF658B8AF97.png" manifest:media-type="image/png"/>
  <manifest:file-entry manifest:full-path="Pictures/10000201000004F800000343AB7586B8B227B54E.png" manifest:media-type="image/png"/>
  <manifest:file-entry manifest:full-path="Pictures/10000201000004FB0000034804D8AE42D7BA8F99.png" manifest:media-type="image/png"/>
  <manifest:file-entry manifest:full-path="Pictures/10000201000004700000034AD2115BF0E36F043C.png" manifest:media-type="image/png"/>
  <manifest:file-entry manifest:full-path="Pictures/10000201000004FC000003404E6E8B8C71E405FD.png" manifest:media-type="image/png"/>
  <manifest:file-entry manifest:full-path="Pictures/10000201000004700000034728A0AD7D292AC6AE.png" manifest:media-type="image/png"/>
  <manifest:file-entry manifest:full-path="Pictures/10000201000004F9000003190229A6524940C86C.png" manifest:media-type="image/png"/>
  <manifest:file-entry manifest:full-path="Pictures/1000020100000472000003454D05CC6376BEA1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_20_Spacing">
      <style:text-properties fo:font-weight="normal" officeooo:rsid="0000d181" officeooo:paragraph-rsid="0002b5fa" style:font-weight-asian="normal" style:font-weight-complex="normal"/>
    </style:style>
    <style:style style:name="P2" style:family="paragraph" style:parent-style-name="Standard">
      <style:text-properties fo:font-size="14pt" fo:font-weight="bold" officeooo:rsid="0000d181" officeooo:paragraph-rsid="0000d18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0d181" officeooo:paragraph-rsid="0000d18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0d181" officeooo:paragraph-rsid="0000d181" style:font-size-asian="14pt" style:font-weight-asian="normal" style:font-size-complex="14pt" style:font-weight-complex="normal"/>
    </style:style>
    <style:style style:name="P5" style:family="paragraph" style:parent-style-name="No_20_Spacing">
      <style:text-properties fo:font-size="14pt" fo:font-weight="normal" officeooo:rsid="0000d181" officeooo:paragraph-rsid="0002b5fa" style:font-size-asian="14pt" style:font-weight-asian="normal" style:font-size-complex="14pt" style:font-weight-complex="normal"/>
    </style:style>
    <style:style style:name="P6" style:family="paragraph" style:parent-style-name="No_20_Spacing">
      <style:text-properties fo:font-size="14pt" fo:font-weight="normal" officeooo:rsid="0002b5fa" officeooo:paragraph-rsid="0002b5fa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b5fa" style:font-size-asian="14pt" style:font-size-complex="14pt"/>
    </style:style>
    <style:style style:name="T3" style:family="text">
      <style:text-properties fo:font-size="14pt" style:text-underline-style="none" officeooo:rsid="0002b5fa" style:font-size-asian="14pt" style:font-size-complex="14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text-underline-style="solid" style:text-underline-width="auto" style:text-underline-color="font-color" officeooo:rsid="00035222" style:font-size-asian="26pt" style:font-size-complex="2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5">EXO </text:span><text:span text:style-name="T4">MongoDB</text:span></text:p>
      <text:p text:style-name="P4"/>
      <text:p text:style-name="P4"/>
      <text:p text:style-name="P4"/>
      <text:p text:style-name="P4"><draw:frame draw:style-name="fr1" draw:name="Image1" text:anchor-type="paragraph" svg:width="17cm" svg:height="9.917cm" draw:z-index="0"><draw:image xlink:href="Pictures/10000201000004FB0000034804D8AE42D7BA8F99.png" xlink:type="simple" xlink:show="embed" xlink:actuate="onLoad" loext:mime-type="image/png"/></draw:frame></text:p>
      <text:p text:style-name="P4"><draw:frame draw:style-name="fr2" draw:name="Image2" text:anchor-type="paragraph" svg:x="0.023cm" svg:y="0.259cm" svg:width="17cm" svg:height="11.158cm" draw:z-index="1"><draw:image xlink:href="Pictures/10000201000004F800000343AB7586B8B227B54E.png" xlink:type="simple" xlink:show="embed" xlink:actuate="onLoad" loext:mime-type="image/png"/></draw:frame></text:p>
      <text:p text:style-name="P4"><draw:frame draw:style-name="fr2" draw:name="Image3" text:anchor-type="paragraph" svg:x="0cm" svg:y="0.067cm" svg:width="17cm" svg:height="11.084cm" draw:z-index="2"><draw:image xlink:href="Pictures/10000201000004FC000003404E6E8B8C71E405FD.png" xlink:type="simple" xlink:show="embed" xlink:actuate="onLoad" loext:mime-type="image/png"/></draw:frame><text:soft-page-break/></text:p>
      <text:p text:style-name="P4"/>
      <text:p text:style-name="P4"/>
      <text:p text:style-name="P4"><draw:frame draw:style-name="fr2" draw:name="Image4" text:anchor-type="paragraph" svg:x="0cm" svg:y="0.037cm" svg:width="17cm" svg:height="12.555cm" draw:z-index="3"><draw:image xlink:href="Pictures/10000201000004700000034728A0AD7D292AC6AE.png" xlink:type="simple" xlink:show="embed" xlink:actuate="onLoad" loext:mime-type="image/png"/></draw:frame></text:p>
      <text:p text:style-name="P4"><draw:frame draw:style-name="fr2" draw:name="Image5" text:anchor-type="paragraph" svg:x="0cm" svg:y="0.185cm" svg:width="17cm" svg:height="12.502cm" draw:z-index="4"><draw:image xlink:href="Pictures/1000020100000472000003454D05CC6376BEA1F0.png" xlink:type="simple" xlink:show="embed" xlink:actuate="onLoad" loext:mime-type="image/png"/></draw:frame><draw:frame draw:style-name="fr2" draw:name="Image6" text:anchor-type="paragraph" svg:x="-0.111cm" svg:y="13.137cm" svg:width="17cm" svg:height="12.599cm" draw:z-index="5"><draw:image xlink:href="Pictures/10000201000004700000034AD2115BF0E36F043C.png" xlink:type="simple" xlink:show="embed" xlink:actuate="onLoad" loext:mime-type="image/png"/></draw:frame><text:soft-page-break/></text:p>
      <text:p text:style-name="P4"><draw:frame draw:style-name="fr2" draw:name="Image7" text:anchor-type="paragraph" svg:x="0.111cm" svg:y="0.205cm" svg:width="17cm" svg:height="10.165cm" draw:z-index="6"><draw:image xlink:href="Pictures/10000201000004FC000002FB1C77DBF658B8AF97.png" xlink:type="simple" xlink:show="embed" xlink:actuate="onLoad" loext:mime-type="image/png"/></draw:frame><text:soft-page-break/></text:p>
      <text:p text:style-name="P4"/>
      <text:p text:style-name="P4"><draw:frame draw:style-name="fr2" draw:name="Image8" text:anchor-type="paragraph" svg:x="0.002cm" svg:y="0.506cm" svg:width="17cm" svg:height="10.589cm" draw:z-index="7"><draw:image xlink:href="Pictures/10000201000004F9000003190229A6524940C8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00:28.063750830</meta:creation-date>
    <dc:date>2020-12-13T23:25:37.644826688</dc:date>
    <meta:editing-duration>PT48M2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4" meta:paragraph-count="1" meta:word-count="2" meta:character-count="12" meta:non-whitespace-character-count="10"/>
  </office:meta>
</office:document-meta>
</file>